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ll be shown endless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3 seconds later than the last page, the presentation will start agai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logo will be shown in pause page.</text:p>
          </draw:text-box>
        </draw:frame>
      </draw:page>
      <presentation:settings presentation:endless="true" presentation:pause="PT00H00M03S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